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0ef" officeooo:paragraph-rsid="000fa0ef"/>
    </style:style>
    <style:style style:name="P2" style:family="paragraph" style:parent-style-name="Standard" style:list-style-name="L1">
      <style:text-properties officeooo:rsid="000fa0ef" officeooo:paragraph-rsid="000fa0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iness Rules for Readr</text:p>
      <text:p text:style-name="P1"/>
      <text:list xml:id="list7079387843860698570" text:style-name="L1">
        <text:list-item>
          <text:p text:style-name="P2">Each user can subscribe to one or multiple feeds. Each feed can be subscribed to by one or many users.</text:p>
        </text:list-item>
        <text:list-item>
          <text:p text:style-name="P2">Each user can have one or more categories they are interested in. Each category can have one or more users who are interested in it.</text:p>
        </text:list-item>
        <text:list-item>
          <text:p text:style-name="P2">Each user can follow one or many feeds. Each feed can be followed by one or more users.</text:p>
        </text:list-item>
        <text:list-item>
          <text:p text:style-name="P2">Each category may consist of one or more articles. Each article may be part of one or many categories.</text:p>
        </text:list-item>
        <text:list-item>
          <text:p text:style-name="P2">Each user can read multiple articles, however it is possible for a user to read no articles. Each article can be read by multpiple users, however it is possible for an article not to be read at all.</text:p>
        </text:list-item>
        <text:list-item>
          <text:p text:style-name="P2">Each feed can provide one or many articles, however each article can only be provided by one fe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09:49:52.925861037</meta:creation-date>
    <dc:date>2017-05-22T09:51:19.893952259</dc:date>
    <meta:editing-duration>PT1M28S</meta:editing-duration>
    <meta:editing-cycles>1</meta:editing-cycles>
    <meta:document-statistic meta:table-count="0" meta:image-count="0" meta:object-count="0" meta:page-count="1" meta:paragraph-count="7" meta:word-count="148" meta:character-count="749" meta:non-whitespace-character-count="614"/>
    <meta:generator>LibreOffice/5.1.4.2$Linux_X86_64 LibreOffice_project/10m0$Build-2</meta:generator>
  </office:meta>
</office:document-meta>
</file>